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6cm" svg:height="1cm" svg:x="6.5cm" svg:y="4cm">
          <text:p text:style-name="P1"><text:span text:style-name="T1">Escribir “Introduce </text:span></text:p>
          <text:p text:style-name="P1"><text:span text:style-name="T1">tres números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6cm" svg:height="1cm" svg:x="6.5cm" svg:y="6cm">
          <text:p text:style-name="P1"><text:span text:style-name="T1">Leer x, y, z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cm" svg:height="1cm" svg:x="7.5cm" svg:y="2cm">
          <text:p text:style-name="P3"><text:span text:style-name="T1">inicio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4" draw:layer="layout" svg:x1="9.5cm" svg:y1="3cm" svg:x2="9.5cm" svg:y2="4cm">
          <text:p/>
        </draw:line>
        <draw:line draw:style-name="gr2" draw:text-style-name="P4" draw:layer="layout" svg:x1="9.5cm" svg:y1="5cm" svg:x2="9.5cm" svg:y2="6cm">
          <text:p/>
        </draw:line>
        <draw:custom-shape draw:style-name="gr1" draw:text-style-name="P2" draw:id="id1" draw:layer="layout" svg:width="4cm" svg:height="2cm" svg:x="7.5cm" svg:y="8cm">
          <text:p text:style-name="P3"><text:span text:style-name="T1">(x &lt; y)</text:span></text:p>
          <text:p text:style-name="P3"><text:span text:style-name="T1">&amp;&amp;</text:span></text:p>
          <text:p text:style-name="P3"><text:span text:style-name="T1">(y &lt; z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id="id4" draw:layer="layout" svg:width="1cm" svg:height="1cm" svg:x="6cm" svg:y="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3" draw:layer="layout" svg:width="5cm" svg:height="2cm" svg:x="1cm" svg:y="13.5cm">
          <text:p text:style-name="P1"><text:span text:style-name="T1">Escribir “los números</text:span></text:p>
          <text:p text:style-name="P1"><text:span text:style-name="T1">están ordenados</text:span></text:p>
          <text:p text:style-name="P1"><text:span text:style-name="T1">y son consecutivos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4" draw:layer="layout" svg:x1="7.5cm" svg:y1="8.999cm" svg:x2="5.999cm" svg:y2="10cm" draw:start-shape="id1" draw:start-glue-point="5" draw:end-shape="id2" draw:end-glue-point="4" svg:d="m7500 8999h-1501v1001">
          <text:p/>
        </draw:connector>
        <draw:connector draw:style-name="gr2" draw:text-style-name="P4" draw:layer="layout" svg:x1="3.499cm" svg:y1="15.5cm" svg:x2="6cm" svg:y2="17.499cm" draw:start-shape="id3" draw:start-glue-point="8" draw:end-shape="id4" draw:end-glue-point="6" svg:d="m3499 15500v1999h2501">
          <text:p/>
        </draw:connector>
        <draw:custom-shape draw:style-name="gr1" draw:text-style-name="P2" draw:layer="layout" svg:width="4cm" svg:height="1cm" svg:x="8.5cm" svg:y="22cm">
          <text:p text:style-name="P3"><text:span text:style-name="T1">fi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4" draw:layer="layout" svg:x1="10.5cm" svg:y1="20.5cm" svg:x2="10.5cm" svg:y2="22cm">
          <text:p/>
        </draw:line>
        <draw:connector draw:style-name="gr2" draw:text-style-name="P4" draw:layer="layout" svg:x1="11.498cm" svg:y1="8.999cm" svg:x2="15.999cm" svg:y2="13.5cm" draw:start-shape="id1" draw:start-glue-point="7" draw:end-shape="id5" draw:end-glue-point="5" svg:d="m11498 8999h4501v4501">
          <text:p/>
        </draw:connector>
        <draw:connector draw:style-name="gr2" draw:text-style-name="P4" draw:layer="layout" svg:x1="9.5cm" svg:y1="15.5cm" svg:x2="7cm" svg:y2="17.499cm" draw:start-shape="id6" draw:end-shape="id4" draw:end-glue-point="10" svg:d="m9500 15500v1999h-2500">
          <text:p/>
        </draw:connector>
        <draw:line draw:style-name="gr2" draw:text-style-name="P4" draw:layer="layout" svg:x1="9.5cm" svg:y1="7cm" svg:x2="9.5cm" svg:y2="8cm">
          <text:p/>
        </draw:line>
        <draw:frame draw:style-name="gr4" draw:text-style-name="P5" draw:layer="layout" svg:width="2.5cm" svg:height="0.75cm" svg:x="7cm" svg:y="8.25cm">
          <draw:text-box>
            <text:p text:style-name="P5"><text:span text:style-name="T1">sí</text:span></text:p>
          </draw:text-box>
        </draw:frame>
        <draw:frame draw:style-name="gr4" draw:text-style-name="P5" draw:layer="layout" svg:width="2.5cm" svg:height="0.75cm" svg:x="11.5cm" svg:y="8.25cm">
          <draw:text-box>
            <text:p text:style-name="P5"><text:span text:style-name="T1">no</text:span></text:p>
          </draw:text-box>
        </draw:frame>
        <draw:custom-shape draw:style-name="gr1" draw:text-style-name="P2" draw:id="id2" draw:layer="layout" svg:width="4cm" svg:height="2.5cm" svg:x="4cm" svg:y="10cm">
          <text:p text:style-name="P3"><text:span text:style-name="T1">((x+1) == y)</text:span></text:p>
          <text:p text:style-name="P3"><text:span text:style-name="T1">&amp;&amp;</text:span></text:p>
          <text:p text:style-name="P3"><text:span text:style-name="T1">((y+1) == z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6" draw:layer="layout" svg:width="5cm" svg:height="2cm" svg:x="7cm" svg:y="13.5cm">
          <text:p text:style-name="P1"><text:span text:style-name="T1">Escribir “los números</text:span></text:p>
          <text:p text:style-name="P1"><text:span text:style-name="T1">están ordenados</text:span></text:p>
          <text:p text:style-name="P1"><text:span text:style-name="T1">pero NO son</text:span></text:p>
          <text:p text:style-name="P1"><text:span text:style-name="T1">consecutivos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id="id5" draw:layer="layout" svg:width="5cm" svg:height="1.5cm" svg:x="13.5cm" svg:y="13.5cm">
          <text:p text:style-name="P1"><text:span text:style-name="T1">Escribir “los números</text:span></text:p>
          <text:p text:style-name="P1"><text:span text:style-name="T1">no están ordenados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4" draw:layer="layout" svg:x1="4cm" svg:y1="11.249cm" svg:x2="3.499cm" svg:y2="13.5cm" draw:start-shape="id2" draw:start-glue-point="5" draw:end-shape="id3" draw:end-glue-point="5" svg:d="m4000 11249h-501v2251">
          <text:p/>
        </draw:connector>
        <draw:connector draw:style-name="gr2" draw:text-style-name="P4" draw:layer="layout" svg:x1="7.998cm" svg:y1="11.249cm" svg:x2="9.5cm" svg:y2="13.5cm" draw:start-shape="id2" draw:start-glue-point="7" draw:end-shape="id6" svg:d="m7998 11249h1502v2251">
          <text:p/>
        </draw:connector>
        <draw:custom-shape draw:style-name="gr3" draw:text-style-name="P4" draw:id="id7" draw:layer="layout" svg:width="1cm" svg:height="1cm" svg:x="10cm" svg:y="19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4" draw:layer="layout" svg:x1="6.499cm" svg:y1="18cm" svg:x2="10cm" svg:y2="19.999cm" draw:start-shape="id4" draw:start-glue-point="8" draw:end-shape="id7" draw:end-glue-point="6" svg:d="m6499 18000v1999h3501">
          <text:p/>
        </draw:connector>
        <draw:connector draw:style-name="gr2" draw:text-style-name="P4" draw:layer="layout" svg:x1="15.999cm" svg:y1="15cm" svg:x2="11cm" svg:y2="19.999cm" draw:start-shape="id5" draw:start-glue-point="8" draw:end-shape="id7" draw:end-glue-point="10" svg:d="m15999 15000v4999h-4999">
          <text:p/>
        </draw:connector>
        <draw:frame draw:style-name="gr4" draw:text-style-name="P5" draw:layer="layout" svg:width="2.5cm" svg:height="0.645cm" svg:x="3.5cm" svg:y="10.5cm">
          <draw:text-box>
            <text:p text:style-name="P5"><text:span text:style-name="T1">sí</text:span></text:p>
          </draw:text-box>
        </draw:frame>
        <draw:frame draw:style-name="gr4" draw:text-style-name="P5" draw:layer="layout" svg:width="2.5cm" svg:height="0.645cm" svg:x="8cm" svg:y="10.5cm">
          <draw:text-box>
            <text:p text:style-name="P5"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lfredo</meta:initial-creator>
    <meta:creation-date>2008-09-29T09:09:13</meta:creation-date>
    <dc:creator>Alfredo</dc:creator>
    <dc:date>2008-09-29T09:34:22</dc:date>
    <meta:editing-cycles>1</meta:editing-cycles>
    <meta:editing-duration>PT9M19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27"/>
  </office:meta>
</office:document-meta>
</file>